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Обычный">
      <style:paragraph-properties fo:margin-left="3.752cm" fo:margin-right="0cm" fo:margin-top="2.501cm" fo:margin-bottom="0cm" loext:contextual-spacing="false" fo:line-height="100%" fo:text-indent="0cm" style:auto-text-indent="false">
        <style:tab-stops>
          <style:tab-stop style:position="10.25cm"/>
          <style:tab-stop style:position="13cm" style:type="right"/>
        </style:tab-stops>
      </style:paragraph-properties>
    </style:style>
    <style:style style:name="P2" style:family="paragraph" style:parent-style-name="Обычный">
      <style:paragraph-properties fo:margin-left="3.752cm" fo:margin-right="0cm" fo:margin-top="0.423cm" fo:margin-bottom="0cm" loext:contextual-spacing="false" fo:line-height="100%" fo:text-indent="0cm" style:auto-text-indent="false">
        <style:tab-stops>
          <style:tab-stop style:position="13cm" style:type="right"/>
        </style:tab-stops>
      </style:paragraph-properties>
    </style:style>
    <style:style style:name="P3" style:family="paragraph" style:parent-style-name="Обычный">
      <style:paragraph-properties fo:margin-left="3.752cm" fo:margin-right="0cm" fo:margin-top="0.423cm" fo:margin-bottom="0cm" loext:contextual-spacing="false" fo:line-height="100%" fo:text-indent="0cm" style:auto-text-indent="false">
        <style:tab-stops>
          <style:tab-stop style:position="7.043cm"/>
          <style:tab-stop style:position="13cm" style:type="right"/>
        </style:tab-stops>
      </style:paragraph-properties>
    </style:style>
    <style:style style:name="P4" style:family="paragraph" style:parent-style-name="Обычный">
      <style:paragraph-properties fo:margin-left="3.752cm" fo:margin-right="0cm" fo:margin-top="0.423cm" fo:margin-bottom="0cm" loext:contextual-spacing="false" fo:line-height="100%" fo:text-indent="0cm" style:auto-text-indent="false">
        <style:tab-stops>
          <style:tab-stop style:position="3.5cm"/>
          <style:tab-stop style:position="10.25cm"/>
          <style:tab-stop style:position="13cm" style:type="right"/>
        </style:tab-stops>
      </style:paragraph-properties>
    </style:style>
    <style:style style:name="P5" style:family="paragraph" style:parent-style-name="Обычный">
      <style:paragraph-properties fo:margin-left="3.752cm" fo:margin-right="0cm" fo:margin-top="0.423cm" fo:margin-bottom="0cm" loext:contextual-spacing="false" fo:line-height="100%" fo:text-align="end" style:justify-single-word="false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1cm" fo:margin-right="0cm" fo:margin-top="5.001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7" style:family="paragraph" style:parent-style-name="Обычный">
      <style:paragraph-properties fo:margin-top="0.423cm" fo:margin-bottom="0cm" loext:contextual-spacing="false">
        <style:tab-stops>
          <style:tab-stop style:position="16.002cm" style:type="right"/>
        </style:tab-stops>
      </style:paragraph-properties>
    </style:style>
    <style:style style:name="P8" style:family="paragraph" style:parent-style-name="Обычный">
      <style:paragraph-properties fo:margin-top="0.423cm" fo:margin-bottom="0cm" loext:contextual-spacing="false">
        <style:tab-stops>
          <style:tab-stop style:position="13.503cm"/>
          <style:tab-stop style:position="17.503cm" style:type="right"/>
        </style:tab-stops>
      </style:paragraph-properties>
    </style:style>
    <style:style style:name="P9" style:family="paragraph" style:parent-style-name="Обычный">
      <style:paragraph-properties fo:margin-top="0.423cm" fo:margin-bottom="0cm" loext:contextual-spacing="false">
        <style:tab-stops>
          <style:tab-stop style:position="17.503cm" style:type="right"/>
        </style:tab-stops>
      </style:paragraph-properties>
    </style:style>
    <style:style style:name="P10" style:family="paragraph" style:parent-style-name="Обычный">
      <style:paragraph-properties fo:margin-top="0.423cm" fo:margin-bottom="0cm" loext:contextual-spacing="false">
        <style:tab-stops>
          <style:tab-stop style:position="14.503cm" style:type="center"/>
          <style:tab-stop style:position="17.503cm" style:type="right"/>
        </style:tab-stops>
      </style:paragraph-properties>
    </style:style>
    <style:style style:name="P11" style:family="paragraph" style:parent-style-name="Обычный" style:master-page-name="MP1">
      <style:paragraph-properties fo:margin-top="0.423cm" fo:margin-bottom="0cm" loext:contextual-spacing="false" style:page-number="auto" fo:break-before="page">
        <style:tab-stops>
          <style:tab-stop style:position="4.752cm" style:type="center"/>
          <style:tab-stop style:position="17.503cm" style:type="right"/>
        </style:tab-stops>
      </style:paragraph-properties>
    </style:style>
    <style:style style:name="P12" style:family="paragraph" style:parent-style-name="Обычный">
      <style:paragraph-properties fo:margin-top="0.423cm" fo:margin-bottom="0cm" loext:contextual-spacing="false">
        <style:tab-stops>
          <style:tab-stop style:position="16.002cm" style:type="right"/>
        </style:tab-stops>
      </style:paragraph-properties>
      <style:text-properties fo:background-color="transparent" style:font-size-complex="14pt"/>
    </style:style>
    <style:style style:name="P13" style:family="paragraph" style:parent-style-name="Обычный">
      <style:paragraph-properties fo:margin-top="0.423cm" fo:margin-bottom="0cm" loext:contextual-spacing="false">
        <style:tab-stops>
          <style:tab-stop style:position="17.503cm" style:type="right"/>
        </style:tab-stops>
      </style:paragraph-properties>
      <style:text-properties fo:background-color="transparent"/>
    </style:style>
    <style:style style:name="P14" style:family="paragraph" style:parent-style-name="Обычный">
      <style:paragraph-properties fo:margin-top="2.501cm" fo:margin-bottom="0cm" loext:contextual-spacing="false" fo:text-align="center" style:justify-single-word="false"/>
      <style:text-properties officeooo:paragraph-rsid="001982c3"/>
    </style:style>
    <style:style style:name="P15" style:family="paragraph" style:parent-style-name="Обычный">
      <style:paragraph-properties fo:margin-left="3.752cm" fo:margin-right="0cm" fo:margin-top="0.423cm" fo:margin-bottom="0cm" loext:contextual-spacing="false" fo:line-height="100%" fo:text-indent="0cm" style:auto-text-indent="false">
        <style:tab-stops/>
      </style:paragraph-properties>
      <style:text-properties fo:letter-spacing="-0.004cm" fo:font-weight="bold" fo:background-color="transparent" style:font-weight-asian="bold" style:font-size-complex="14pt"/>
    </style:style>
    <style:style style:name="P16" style:family="paragraph" style:parent-style-name="Обычный">
      <style:paragraph-properties fo:line-height="150%" fo:text-align="center" style:justify-single-word="false"/>
      <style:text-properties fo:text-transform="uppercase" fo:font-size="8pt" fo:font-weight="bold" fo:background-color="transparent" style:font-size-asian="8pt" style:font-weight-asian="bold" style:font-size-complex="8pt"/>
    </style:style>
    <style:style style:name="P17" style:family="paragraph" style:parent-style-name="Обычный">
      <style:paragraph-properties fo:line-height="100%" fo:text-align="center" style:justify-single-word="false"/>
      <style:text-properties fo:font-size="13pt" fo:font-weight="bold" fo:background-color="transparent" style:font-size-asian="13pt" style:font-weight-asian="bold" style:font-size-complex="13pt"/>
    </style:style>
    <style:style style:name="P18" style:family="paragraph" style:parent-style-name="Обычный">
      <style:paragraph-properties fo:margin-top="2cm" fo:margin-bottom="0cm" loext:contextual-spacing="false" fo:line-height="100%" fo:text-align="center" style:justify-single-word="false"/>
      <style:text-properties fo:letter-spacing="-0.004cm" fo:font-weight="bold" fo:background-color="transparent" style:font-weight-asian="bold" style:font-size-complex="14pt"/>
    </style:style>
    <style:style style:name="P19" style:family="paragraph" style:parent-style-name="Обычный" style:master-page-name="MP0">
      <style:paragraph-properties fo:line-height="150%" fo:text-align="center" style:justify-single-word="false" style:page-number="auto" fo:break-before="page"/>
      <style:text-properties fo:font-size="13pt" fo:font-weight="bold" fo:background-color="transparent" style:font-size-asian="13pt" style:font-weight-asian="bold" style:font-size-complex="13pt"/>
    </style:style>
    <style:style style:name="T1" style:family="text">
      <style:text-properties fo:text-transform="uppercase" style:use-window-font-color="true" fo:font-size="16pt" fo:background-color="#ffff00" loext:char-shading-value="0" style:font-size-asian="16pt" style:language-asian="ru" style:country-asian="RU" style:font-size-complex="16pt" style:font-style-complex="italic"/>
    </style:style>
    <style:style style:name="T2" style:family="text">
      <style:text-properties fo:text-transform="uppercase" style:use-window-font-color="true" fo:font-size="16pt" officeooo:rsid="001982c3" fo:background-color="#ffff00" loext:char-shading-value="0" style:font-size-asian="16pt" style:language-asian="ru" style:country-asian="RU" style:font-size-complex="16pt" style:font-style-complex="italic"/>
    </style:style>
    <style:style style:name="T3" style:family="text">
      <style:text-properties fo:text-transform="uppercase" style:use-window-font-color="true" fo:font-size="16pt" style:font-size-asian="16pt" style:language-asian="ru" style:country-asian="RU" style:font-size-complex="16pt" style:font-style-complex="italic"/>
    </style:style>
    <style:style style:name="T4" style:family="text">
      <style:text-properties fo:text-transform="uppercase" style:use-window-font-color="true" fo:font-size="16pt" officeooo:rsid="001982c3" style:font-size-asian="16pt" style:language-asian="ru" style:country-asian="RU" style:font-size-complex="16pt" style:font-style-complex="italic"/>
    </style:style>
    <style:style style:name="T5" style:family="text">
      <style:text-properties fo:text-transform="uppercase" style:use-window-font-color="true" fo:font-size="16pt" officeooo:rsid="001982c3" style:font-size-asian="16pt" style:language-asian="ru" style:country-asian="RU" style:font-size-complex="16pt" style:font-style-complex="italic" fo:background-color="#ffffff"/>
    </style:style>
    <style:style style:name="T6" style:family="text">
      <style:text-properties fo:text-transform="uppercase" style:use-window-font-color="true" fo:font-size="16pt" style:font-size-asian="16pt" style:language-asian="ru" style:country-asian="RU" style:font-size-complex="16pt" style:font-style-complex="italic" fo:background-color="#ffffff"/>
    </style:style>
    <style:style style:name="T7" style:family="text">
      <style:text-properties fo:text-transform="uppercase" style:use-window-font-color="true" fo:font-size="16pt" fo:background-color="transparent" loext:char-shading-value="0" style:font-size-asian="16pt" style:language-asian="ru" style:country-asian="RU" style:font-size-complex="16pt" style:font-style-complex="italic"/>
    </style:style>
    <style:style style:name="T8" style:family="text">
      <style:text-properties fo:text-transform="uppercase" style:use-window-font-color="true" fo:font-size="16pt" officeooo:rsid="001982c3" fo:background-color="transparent" loext:char-shading-value="0" style:font-size-asian="16pt" style:language-asian="ru" style:country-asian="RU" style:font-size-complex="16pt" style:font-style-complex="italic"/>
    </style:style>
    <style:style style:name="T9" style:family="text">
      <style:text-properties fo:text-transform="uppercase" style:use-window-font-color="true" fo:font-size="16pt" officeooo:rsid="001982c3" fo:background-color="transparent" loext:char-shading-value="0" style:font-size-asian="16pt" style:language-asian="ru" style:country-asian="RU" style:font-size-complex="16pt" style:font-style-complex="italic"/>
    </style:style>
    <style:style style:name="T10" style:family="text">
      <style:text-properties fo:text-transform="uppercase" style:use-window-font-color="true" fo:font-size="16pt" fo:background-color="transparent" loext:char-shading-value="0" style:font-size-asian="16pt" style:language-asian="ru" style:country-asian="RU" style:font-size-complex="16pt" style:font-style-complex="italic"/>
    </style:style>
    <style:style style:name="T11" style:family="text">
      <style:text-properties fo:letter-spacing="-0.004cm" style:font-size-complex="14pt"/>
    </style:style>
    <style:style style:name="T12" style:family="text">
      <style:text-properties fo:letter-spacing="-0.004cm" style:font-size-complex="14pt" fo:background-color="#ffffff"/>
    </style:style>
    <style:style style:name="T13" style:family="text">
      <style:text-properties fo:letter-spacing="-0.004cm" fo:background-color="transparent" loext:char-shading-value="0" style:font-size-complex="14pt"/>
    </style:style>
    <style:style style:name="T14" style:family="text">
      <style:text-properties fo:letter-spacing="-0.004cm" fo:background-color="transparent" loext:char-shading-value="0" style:font-size-complex="14pt"/>
    </style:style>
    <style:style style:name="T1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7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complex="14pt"/>
    </style:style>
    <style:style style:name="T18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complex="14pt" style:font-style-complex="italic"/>
    </style:style>
    <style:style style:name="T19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#ffff00" loext:char-shading-value="0" style:font-size-complex="14pt"/>
    </style:style>
    <style:style style:name="T20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tyle-complex="italic"/>
    </style:style>
    <style:style style:name="T21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#ffff00" loext:char-shading-value="0" style:font-style-complex="italic"/>
    </style:style>
    <style:style style:name="T22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#ffff00" loext:char-shading-value="0"/>
    </style:style>
    <style:style style:name="T23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font-size-complex="14pt"/>
    </style:style>
    <style:style style:name="T24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font-size-complex="14pt" style:font-style-complex="italic"/>
    </style:style>
    <style:style style:name="T2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font-size-complex="14pt" style:font-style-complex="italic" fo:background-color="#ffffff"/>
    </style:style>
    <style:style style:name="T26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style:font-size-complex="14pt"/>
    </style:style>
    <style:style style:name="T27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style:font-size-complex="14pt" fo:background-color="#ffffff"/>
    </style:style>
    <style:style style:name="T28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style:font-size-complex="14pt" fo:background-color="#ffffff"/>
    </style:style>
    <style:style style:name="T29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/>
    </style:style>
    <style:style style:name="T30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#ffffff"/>
    </style:style>
    <style:style style:name="T31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32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/>
    </style:style>
    <style:style style:name="T33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 style:font-size-complex="14pt"/>
    </style:style>
    <style:style style:name="T34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 style:font-size-complex="14pt"/>
    </style:style>
    <style:style style:name="T3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/>
    </style:style>
    <style:style style:name="T36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 style:font-style-complex="italic"/>
    </style:style>
    <style:style style:name="T37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 style:font-style-complex="italic"/>
    </style:style>
    <style:style style:name="T38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/>
    </style:style>
    <style:style style:name="T39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/>
    </style:style>
    <style:style style:name="T40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 style:font-style-complex="italic"/>
    </style:style>
    <style:style style:name="T41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fo:background-color="transparent" loext:char-shading-value="0" style:font-style-complex="italic"/>
    </style:style>
    <style:style style:name="T42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43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style:font-style-complex="italic"/>
    </style:style>
    <style:style style:name="T44" style:family="text">
      <style:text-properties style:use-window-font-color="true" style:text-underline-style="solid" style:text-underline-width="auto" style:text-underline-color="font-color" officeooo:rsid="001982c3" style:text-underline-mode="continuous" style:text-overline-mode="continuous" style:text-line-through-mode="continuous" style:font-style-complex="italic" fo:background-color="#ffffff"/>
    </style:style>
    <style:style style:name="T4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T46" style:family="text">
      <style:text-properties style:use-window-font-color="true" fo:language="en" fo:country="US" fo:font-style="normal" fo:background-color="#ffff00" loext:char-shading-value="0" style:font-style-asian="normal" style:font-size-complex="14pt"/>
    </style:style>
    <style:style style:name="T47" style:family="text">
      <style:text-properties style:use-window-font-color="true" fo:language="en" fo:country="US" fo:font-style="normal" officeooo:rsid="001982c3" fo:background-color="#ffff00" loext:char-shading-value="0" style:font-style-asian="normal" style:font-size-complex="14pt"/>
    </style:style>
    <style:style style:name="T48" style:family="text">
      <style:text-properties style:use-window-font-color="true" fo:language="en" fo:country="US" fo:font-style="normal" officeooo:rsid="001982c3" style:font-style-asian="normal" style:font-size-complex="14pt"/>
    </style:style>
    <style:style style:name="T49" style:family="text">
      <style:text-properties style:use-window-font-color="true" fo:language="en" fo:country="US" fo:font-style="normal" officeooo:rsid="001982c3" style:font-style-asian="normal" style:font-size-complex="14pt" fo:background-color="#ffffff"/>
    </style:style>
    <style:style style:name="T50" style:family="text">
      <style:text-properties style:use-window-font-color="true" fo:language="en" fo:country="US" fo:font-style="normal" officeooo:rsid="001982c3" fo:background-color="transparent" loext:char-shading-value="0" style:font-style-asian="normal" style:font-size-complex="14pt"/>
    </style:style>
    <style:style style:name="T51" style:family="text">
      <style:text-properties style:use-window-font-color="true" fo:language="en" fo:country="US" fo:font-style="normal" officeooo:rsid="001982c3" fo:background-color="transparent" loext:char-shading-value="0" style:font-style-asian="normal" style:font-size-complex="14pt"/>
    </style:style>
    <style:style style:name="T52" style:family="text">
      <style:text-properties style:use-window-font-color="true" fo:language="en" fo:country="US" style:font-size-complex="14pt" style:font-style-complex="italic"/>
    </style:style>
    <style:style style:name="T53" style:family="text">
      <style:text-properties style:use-window-font-color="true" fo:language="en" fo:country="US" style:font-size-complex="14pt" style:font-style-complex="italic" fo:background-color="#ffffff"/>
    </style:style>
    <style:style style:name="T54" style:family="text">
      <style:text-properties style:use-window-font-color="true" fo:language="en" fo:country="US" fo:background-color="transparent" loext:char-shading-value="0" style:font-size-complex="14pt" style:font-style-complex="italic"/>
    </style:style>
    <style:style style:name="T55" style:family="text">
      <style:text-properties style:use-window-font-color="true" fo:language="en" fo:country="US" fo:background-color="transparent" loext:char-shading-value="0" style:font-size-complex="14pt" style:font-style-complex="italic"/>
    </style:style>
    <style:style style:name="T56" style:family="text">
      <style:text-properties style:use-window-font-color="true" style:font-size-complex="14pt" style:font-style-complex="italic"/>
    </style:style>
    <style:style style:name="T57" style:family="text">
      <style:text-properties style:use-window-font-color="true" style:font-size-complex="14pt" style:font-style-complex="italic" fo:background-color="#ffffff"/>
    </style:style>
    <style:style style:name="T58" style:family="text">
      <style:text-properties style:use-window-font-color="true" fo:letter-spacing="-0.004cm" fo:language="en" fo:country="US" fo:font-style="normal" officeooo:rsid="001982c3" fo:background-color="#ffff00" loext:char-shading-value="0" style:font-style-asian="normal" style:font-size-complex="14pt"/>
    </style:style>
    <style:style style:name="T59" style:family="text">
      <style:text-properties style:use-window-font-color="true" fo:letter-spacing="-0.004cm" fo:language="en" fo:country="US" fo:font-style="normal" officeooo:rsid="001982c3" style:font-style-asian="normal" style:font-size-complex="14pt"/>
    </style:style>
    <style:style style:name="T60" style:family="text">
      <style:text-properties style:use-window-font-color="true" fo:letter-spacing="-0.004cm" fo:language="en" fo:country="US" fo:font-style="normal" officeooo:rsid="001982c3" style:font-style-asian="normal" style:font-size-complex="14pt" fo:background-color="#ffffff"/>
    </style:style>
    <style:style style:name="T61" style:family="text">
      <style:text-properties style:use-window-font-color="true" fo:letter-spacing="-0.004cm" fo:language="en" fo:country="US" fo:font-style="normal" officeooo:rsid="001982c3" fo:background-color="transparent" loext:char-shading-value="0" style:font-style-asian="normal" style:font-size-complex="14pt"/>
    </style:style>
    <style:style style:name="T62" style:family="text">
      <style:text-properties style:use-window-font-color="true" fo:letter-spacing="-0.004cm" fo:language="en" fo:country="US" fo:font-style="normal" officeooo:rsid="001982c3" fo:background-color="transparent" loext:char-shading-value="0" style:font-style-asian="normal" style:font-size-complex="14pt"/>
    </style:style>
    <style:style style:name="T63" style:family="text">
      <style:text-properties style:use-window-font-color="true" fo:background-color="transparent" loext:char-shading-value="0" style:font-size-complex="14pt" style:font-style-complex="italic"/>
    </style:style>
    <style:style style:name="T64" style:family="text">
      <style:text-properties style:use-window-font-color="true" fo:background-color="transparent" loext:char-shading-value="0" style:font-size-complex="14pt" style:font-style-complex="italic"/>
    </style:style>
    <style:style style:name="T6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4pt"/>
    </style:style>
    <style:style style:name="T6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4pt" fo:background-color="#ffffff"/>
    </style:style>
    <style:style style:name="T6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6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 fo:background-color="#ffffff"/>
    </style:style>
    <style:style style:name="T7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7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/>
    </style:style>
    <style:style style:name="T7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4pt"/>
    </style:style>
    <style:style style:name="T7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complex="italic"/>
    </style:style>
    <style:style style:name="T7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complex="italic"/>
    </style:style>
    <style:style style:name="T7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7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T77" style:family="text">
      <style:text-properties style:font-size-complex="14pt"/>
    </style:style>
    <style:style style:name="T78" style:family="text">
      <style:text-properties style:font-size-complex="14pt" fo:background-color="#ffffff"/>
    </style:style>
    <style:style style:name="T79" style:family="text">
      <style:text-properties fo:language="en" fo:country="US" style:font-size-complex="14pt"/>
    </style:style>
    <style:style style:name="T80" style:family="text">
      <style:text-properties fo:language="en" fo:country="US" style:font-size-complex="14pt" fo:background-color="#ffffff"/>
    </style:style>
    <style:style style:name="T8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style-complex="italic" fo:background-color="#ffffff"/>
    </style:style>
    <style:style style:name="T8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complex="italic"/>
    </style:style>
    <style:style style:name="T84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complex="italic"/>
    </style:style>
    <style:style style:name="T85" style:family="text">
      <style:text-properties fo:language="en" fo:country="US" fo:background-color="transparent" loext:char-shading-value="0" style:font-size-complex="14pt"/>
    </style:style>
    <style:style style:name="T86" style:family="text">
      <style:text-properties fo:language="en" fo:country="US" fo:background-color="transparent" loext:char-shading-value="0" style:font-size-complex="14pt"/>
    </style:style>
    <style:style style:name="T8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8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4pt"/>
    </style:style>
    <style:style style:name="T8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4pt" fo:background-color="#ffffff"/>
    </style:style>
    <style:style style:name="T90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background-color="#ffffff"/>
    </style:style>
    <style:style style:name="T9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9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4pt"/>
    </style:style>
    <style:style style:name="T93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4pt"/>
    </style:style>
    <style:style style:name="T9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95" style:family="text">
      <style:text-properties fo:font-style="italic" style:font-style-asian="italic" style:font-size-complex="12pt" style:font-weight-complex="bold"/>
    </style:style>
    <style:style style:name="T96" style:family="text">
      <style:text-properties fo:font-style="italic" style:font-style-asian="italic" style:font-size-complex="12pt" style:font-weight-complex="bold" fo:background-color="#ffffff"/>
    </style:style>
    <style:style style:name="T97" style:family="text">
      <style:text-properties fo:font-style="italic" fo:background-color="transparent" loext:char-shading-value="0" style:font-style-asian="italic" style:font-size-complex="12pt" style:font-weight-complex="bold"/>
    </style:style>
    <style:style style:name="T98" style:family="text">
      <style:text-properties fo:font-style="italic" fo:background-color="transparent" loext:char-shading-value="0" style:font-style-asian="italic" style:font-size-complex="12pt" style:font-weight-complex="bold"/>
    </style:style>
    <style:style style:name="T99" style:family="text">
      <style:text-properties fo:background-color="transparent" loext:char-shading-value="0"/>
    </style:style>
    <style:style style:name="T100" style:family="text">
      <style:text-properties fo:background-color="transparent" loext:char-shading-value="0" style:font-size-complex="14pt"/>
    </style:style>
    <style:style style:name="T101" style:family="text">
      <style:text-properties fo:background-color="transparent" loext:char-shading-value="0" style:font-size-complex="14pt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16">федеральное государственное автономное образовательное учреждение высшего образования</text:p>
      <text:p text:style-name="P17">“САНКТ-ПЕТЕРБУРГСКИЙ НАЦИОНАЛЬНЫЙ ИССЛЕДОВАТЕЛЬСКИЙ<text:line-break/>УНИВЕРСИТЕТ ИНФОРМАЦИОННЫХ ТЕХНОЛОГИЙ,<text:line-break/>МЕХАНИКИ И ОПТИКИ”</text:p>
      <text:p text:style-name="P18">ВЫПУСКНАЯ КВАЛИФИКАЦИОННАЯ РАБОТА</text:p>
      <text:p text:style-name="P14"><text:span text:style-name="Highlight"><text:span text:style-name="T9">БЫСТРЫЙ АДАПТИВНЫЙ АЛГОРИТМ ПОИСКА МАРШРУТОВ В ТРАНСПОРТНОЙ СЕТИ</text:span></text:span><text:span text:style-name="Highlight"><text:span text:style-name="T10"><text:line-break/></text:span></text:span></text:p>
      <text:p text:style-name="P1"><text:span text:style-name="Основной_20_шрифт_20_абзаца"><text:span text:style-name="T14">Автор </text:span></text:span><text:span text:style-name="Highlight"><text:span text:style-name="T34">Хованский</text:span></text:span><text:span text:style-name="Highlight"><text:span text:style-name="T35"> </text:span></text:span><text:span text:style-name="Highlight"><text:span text:style-name="T34">Виктор</text:span></text:span><text:span text:style-name="Highlight"><text:span text:style-name="T35"> </text:span></text:span><text:span text:style-name="Highlight"><text:span text:style-name="T34">Сергеевич</text:span></text:span><text:span text:style-name="Основной_20_шрифт_20_абзаца"><text:span text:style-name="T72"> <text:tab/></text:span></text:span><text:span text:style-name="Основной_20_шрифт_20_абзаца"><text:span text:style-name="T101">   </text:span></text:span><text:span text:style-name="Highlight"><text:span text:style-name="T35"><text:tab/></text:span></text:span></text:p>
      <text:p text:style-name="P2"><text:span text:style-name="Основной_20_шрифт_20_абзаца"><text:span text:style-name="T101">Направление</text:span></text:span><text:span text:style-name="Основной_20_шрифт_20_абзаца"><text:span text:style-name="T86"> </text:span></text:span><text:span text:style-name="Основной_20_шрифт_20_абзаца"><text:span text:style-name="T101">подготовки</text:span></text:span><text:span text:style-name="Основной_20_шрифт_20_абзаца"><text:span text:style-name="T86"> </text:span></text:span><text:span text:style-name="Основной_20_шрифт_20_абзаца"><text:span text:style-name="T93">01.04.02 Прикладная математика и информатика</text:span></text:span><text:span text:style-name="Основной_20_шрифт_20_абзаца"><text:span text:style-name="T72"><text:tab/></text:span></text:span></text:p>
      <text:p text:style-name="P3"><text:span text:style-name="Основной_20_шрифт_20_абзаца"><text:span text:style-name="T101">Квалификация </text:span></text:span><text:span text:style-name="Основной_20_шрифт_20_абзаца"><text:span text:style-name="T72"><text:tab/>Магистр<text:tab/></text:span></text:span></text:p>
      <text:p text:style-name="P4"><text:span text:style-name="Основной_20_шрифт_20_абзаца"><text:span text:style-name="T14">Руководитель </text:span></text:span><text:span text:style-name="Highlight"><text:span text:style-name="T34">Корнеев</text:span></text:span><text:span text:style-name="Highlight"><text:span text:style-name="T35"> </text:span></text:span><text:span text:style-name="Highlight"><text:span text:style-name="T34">Г</text:span></text:span><text:span text:style-name="Highlight"><text:span text:style-name="T35">. </text:span></text:span><text:span text:style-name="Highlight"><text:span text:style-name="T34">А</text:span></text:span><text:span text:style-name="Highlight"><text:span text:style-name="T35">., </text:span></text:span><text:span text:style-name="Highlight"><text:span text:style-name="T34">доцент,</text:span></text:span><text:span text:style-name="Highlight"><text:span text:style-name="T35"> </text:span></text:span><text:span text:style-name="Highlight"><text:span text:style-name="T34">к.т.н</text:span></text:span><text:span text:style-name="Highlight"><text:span text:style-name="T35">.</text:span></text:span><text:span text:style-name="Основной_20_шрифт_20_абзаца"><text:span text:style-name="T72"> <text:tab/></text:span></text:span><text:span text:style-name="Основной_20_шрифт_20_абзаца"><text:span text:style-name="T101">   </text:span></text:span><text:span text:style-name="Highlight"><text:span text:style-name="T35"><text:tab/></text:span></text:span></text:p>
      <text:p text:style-name="P15">К защите допустить</text:p>
      <text:p text:style-name="P4"><text:span text:style-name="Основной_20_шрифт_20_абзаца"><text:span text:style-name="T14">Зав. кафедрой КТ </text:span></text:span><text:span text:style-name="Основной_20_шрифт_20_абзаца"><text:span text:style-name="T93">Васильев В.Н., проф., д.т.н.</text:span></text:span><text:span text:style-name="Основной_20_шрифт_20_абзаца"><text:span text:style-name="T72"><text:tab/></text:span></text:span><text:span text:style-name="Основной_20_шрифт_20_абзаца"><text:span text:style-name="T101">   </text:span></text:span><text:span text:style-name="Основной_20_шрифт_20_абзаца"><text:span text:style-name="T72"><text:tab/></text:span></text:span></text:p>
      <text:p text:style-name="P5"><text:span text:style-name="Основной_20_шрифт_20_абзаца"><text:span text:style-name="T14">“___” __________________ 201</text:span></text:span><text:span text:style-name="Highlight"><text:span text:style-name="T62">8</text:span></text:span><text:span text:style-name="Основной_20_шрифт_20_абзаца"><text:span text:style-name="T14"> г.</text:span></text:span></text:p>
      <text:p text:style-name="P6"><text:span text:style-name="Основной_20_шрифт_20_абзаца"><text:span text:style-name="T14">Санкт-Петербург, 201</text:span></text:span><text:span text:style-name="Highlight"><text:span text:style-name="T62">8</text:span></text:span><text:span text:style-name="Основной_20_шрифт_20_абзаца"><text:span text:style-name="T14"> г.</text:span></text:span></text:p>
      <text:p text:style-name="P11"><text:span text:style-name="Основной_20_шрифт_20_абзаца"><text:span text:style-name="T101">Студент </text:span></text:span><text:span text:style-name="Highlight"><text:span text:style-name="T42"><text:tab/></text:span></text:span><text:span text:style-name="Highlight"><text:span text:style-name="T39">Хованский</text:span></text:span><text:span text:style-name="Highlight"><text:span text:style-name="T42"> </text:span></text:span><text:span text:style-name="Highlight"><text:span text:style-name="T39">В</text:span></text:span><text:span text:style-name="Highlight"><text:span text:style-name="T42">.</text:span></text:span><text:span text:style-name="Highlight"><text:span text:style-name="T39">С</text:span></text:span><text:span text:style-name="Highlight"><text:span text:style-name="T42">.<text:tab/></text:span></text:span><text:span text:style-name="Основной_20_шрифт_20_абзаца"><text:span text:style-name="T101"> Группа </text:span></text:span><text:span text:style-name="FillIn"><text:span text:style-name="T84"> M</text:span></text:span><text:span text:style-name="FillIn"><text:span text:style-name="T74">423</text:span></text:span><text:span text:style-name="Highlight"><text:span text:style-name="T41">6с</text:span></text:span><text:span text:style-name="FillIn"><text:span text:style-name="T84"> </text:span></text:span><text:span text:style-name="Основной_20_шрифт_20_абзаца"><text:span text:style-name="T101"> Кафедра </text:span></text:span><text:span text:style-name="FillIn"><text:span text:style-name="T74"> КТ </text:span></text:span><text:span text:style-name="Основной_20_шрифт_20_абзаца"><text:span text:style-name="T101"> Факультет </text:span></text:span><text:span text:style-name="FillIn"><text:span text:style-name="T74"> ИТиП</text:span></text:span></text:p>
      <text:p text:style-name="P7"><text:span text:style-name="Основной_20_шрифт_20_абзаца"><text:span text:style-name="T101">Направленность (профиль), специализация<text:line-break/></text:span></text:span><text:span text:style-name="Основной_20_шрифт_20_абзаца"><text:span text:style-name="T98">Технологии проектирования и разработки программного обеспечения</text:span></text:span></text:p>
      <text:p text:style-name="P12">Консультант(ы):</text:p>
      <text:p text:style-name="P8"><text:span text:style-name="Основной_20_шрифт_20_абзаца"><text:span text:style-name="T101">а) </text:span></text:span><text:span text:style-name="Highlight"><text:span text:style-name="T37"><text:tab/></text:span></text:span><text:span text:style-name="Highlight"><text:span text:style-name="T55">   </text:span></text:span><text:span text:style-name="Highlight"><text:span text:style-name="T35"><text:tab/></text:span></text:span></text:p>
      <text:p text:style-name="P8"><text:span text:style-name="Основной_20_шрифт_20_абзаца"><text:span text:style-name="T101">б) </text:span></text:span><text:span text:style-name="Highlight"><text:span text:style-name="T37"><text:tab/></text:span></text:span><text:span text:style-name="Highlight"><text:span text:style-name="T55">   </text:span></text:span><text:span text:style-name="Highlight"><text:span text:style-name="T35"><text:tab/></text:span></text:span></text:p>
      <text:p text:style-name="P13"/>
      <text:p text:style-name="P9"><text:span text:style-name="T102">ВКР принята «____» _________ 201</text:span><text:span text:style-name="Highlight"><text:span text:style-name="T51">8</text:span></text:span><text:span text:style-name="T102"> г.</text:span></text:p>
      <text:p text:style-name="P13">Оригинальность ВКР _________%</text:p>
      <text:p text:style-name="P9"><text:span text:style-name="T102">ВКР выполнена с оценкой </text:span><text:span text:style-name="Основной_20_шрифт_20_абзаца"><text:span text:style-name="T75"><text:tab/></text:span></text:span></text:p>
      <text:p text:style-name="P9"><text:span text:style-name="T102">Дата защиты «____» июня 201</text:span><text:span text:style-name="Highlight"><text:span text:style-name="T51">8</text:span></text:span><text:span text:style-name="T102"> г.</text:span></text:p>
      <text:p text:style-name="P8"><text:span text:style-name="T102">Секретарь ГЭК </text:span><text:span text:style-name="Основной_20_шрифт_20_абзаца"><text:span text:style-name="T94">Павлова О.Н.<text:tab/></text:span></text:span><text:span text:style-name="Highlight"><text:span text:style-name="T64">   </text:span></text:span><text:span text:style-name="Highlight"><text:span text:style-name="T35"><text:tab/></text:span></text:span></text:p>
      <text:p text:style-name="P9"><text:span text:style-name="T102">Листов хранения </text:span><text:span text:style-name="Основной_20_шрифт_20_абзаца"><text:span text:style-name="T75"><text:tab/></text:span></text:span></text:p>
      <text:p text:style-name="P10"><text:span text:style-name="T102">Демонстрационных материалов/Чертежей хранения </text:span><text:span text:style-name="Основной_20_шрифт_20_абзаца"><text:span text:style-name="T75"><text:tab/></text:span></text:span><text:span text:style-name="Основной_20_шрифт_20_абзаца"><text:span text:style-name="T94">отсутствуют</text:span></text:span><text:span text:style-name="Основной_20_шрифт_20_абзаца"><text:span text:style-name="T75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line-height="125%" fo:text-align="justify" style:justify-single-word="false" fo:hyphenation-ladder-count="no-limit" style:text-autospace="none" style:punctuation-wrap="simple" style:vertical-align="baseline"/>
      <style:text-properties fo:font-size="14pt" style:font-size-asian="14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Основной_20_шрифт_20_абзаца" style:display-name="Основной шрифт абзаца" style:family="text"/>
    <style:style style:name="FillIn" style:family="text">
      <style:text-properties fo:language="ru" fo:country="RU" fo:font-style="italic" style:font-style-asian="italic"/>
    </style:style>
    <style:style style:name="Название_20_Знак" style:display-name="Название Знак" style:family="text" style:parent-style-name="Основной_20_шрифт_20_абзаца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2cm" fo:margin-bottom="2cm" fo:margin-left="2.501cm" fo:margin-right="1.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3cm" fo:page-height="29.704cm" style:num-format="1" style:print-orientation="portrait" fo:margin-top="2cm" fo:margin-bottom="2cm" fo:margin-left="2cm" fo:margin-right="1.24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ПбНИУ ИТМО</dc:title>
    <dc:description/>
    <dc:subject/>
    <meta:initial-creator>Корнеев Георгий Александрович</meta:initial-creator>
    <meta:creation-date>2018-05-24T17:55:00Z</meta:creation-date>
    <dc:date>2018-05-24T21:44:02.381325663</dc:date>
    <meta:print-date>2012-06-19T15:17:00Z</meta:print-date>
    <meta:editing-cycles>3</meta:editing-cycles>
    <meta:editing-duration>PT7M52S</meta:editing-duration>
    <meta:document-statistic meta:table-count="0" meta:image-count="0" meta:object-count="0" meta:page-count="2" meta:paragraph-count="25" meta:word-count="119" meta:character-count="1076" meta:non-whitespace-character-count="931"/>
    <meta:template xlink:type="simple" xlink:actuate="onRequest" xlink:title="" xlink:href="Normal.dotm"/>
  </office:meta>
</office:document-meta>
</file>